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officeooo:rsid="00036611" officeooo:paragraph-rsid="00036611" style:font-size-asian="8pt" style:font-size-complex="8pt"/>
    </style:style>
    <style:style style:name="P2" style:family="paragraph" style:parent-style-name="Standard">
      <style:paragraph-properties fo:break-before="page"/>
      <style:text-properties style:font-name="Liberation Mono" fo:font-size="8pt" officeooo:paragraph-rsid="0002fafb" style:font-size-asian="8pt" style:font-size-complex="8pt"/>
    </style:style>
    <style:style style:name="P3" style:family="paragraph" style:parent-style-name="Standard">
      <style:text-properties style:font-name="Liberation Mono" fo:font-size="8pt" officeooo:paragraph-rsid="0002fafb" style:font-size-asian="8pt" style:font-size-complex="8pt"/>
    </style:style>
    <style:style style:name="T1" style:family="text">
      <style:text-properties officeooo:rsid="00055643"/>
    </style:style>
    <style:style style:name="T2" style:family="text">
      <style:text-properties officeooo:rsid="00074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 <text:span text:style-name="T1">Code</text:span></text:p>
      <text:p text:style-name="P1"/>
      <text:p text:style-name="P1">CS3 <text:span text:style-name="T2">S1</text:span></text:p>
      <text:p text:style-name="P1"/>
      <text:p text:style-name="P1">Avery Nortonsmith</text:p>
      <text:p text:style-name="P2">import os</text:p>
      <text:p text:style-name="P3"/>
      <text:p text:style-name="P3">tasks = []</text:p>
      <text:p text:style-name="P3"/>
      <text:p text:style-name="P3">while True:</text:p>
      <text:p text:style-name="P3"><text:s text:c="4"/>print(tasks)</text:p>
      <text:p text:style-name="P3"><text:s text:c="4"/>print(f"Tasks remaining: {len(tasks)}")</text:p>
      <text:p text:style-name="P3"/>
      <text:p text:style-name="P3"><text:s text:c="4"/>name = input("Enter task: ")</text:p>
      <text:p text:style-name="P3"/>
      <text:p text:style-name="P3"><text:s text:c="4"/>os.system("clear")</text:p>
      <text:p text:style-name="P3"/>
      <text:p text:style-name="P3"><text:s text:c="4"/>if name in tasks:</text:p>
      <text:p text:style-name="P3"><text:s text:c="8"/>tasks.remove(name)</text:p>
      <text:p text:style-name="P3"><text:s text:c="4"/>else:</text:p>
      <text:p text:style-name="P3"><text:s text:c="8"/>tasks.append(name)</text:p>
      <text:p text:style-name="P2"># Calculate the nth fibonacci number</text:p>
      <text:p text:style-name="P3">#</text:p>
      <text:p text:style-name="P3"># fibonacci(10) should return 55</text:p>
      <text:p text:style-name="P3"/>
      <text:p text:style-name="P3"/>
      <text:p text:style-name="P3">def fibonacci(n):</text:p>
      <text:p text:style-name="P3"><text:s text:c="4"/>if n == 0:</text:p>
      <text:p text:style-name="P3"><text:s text:c="8"/>return 0</text:p>
      <text:p text:style-name="P3"/>
      <text:p text:style-name="P3"><text:s text:c="4"/>oldF = 0</text:p>
      <text:p text:style-name="P3"><text:s text:c="4"/>currentF = 1</text:p>
      <text:p text:style-name="P3"/>
      <text:p text:style-name="P3"><text:s text:c="4"/>for i in range(n - 1):</text:p>
      <text:p text:style-name="P3"><text:s text:c="8"/>newF = currentF + oldF</text:p>
      <text:p text:style-name="P3"><text:s text:c="8"/>oldF = currentF</text:p>
      <text:p text:style-name="P3"><text:s text:c="8"/>currentF = newF</text:p>
      <text:p text:style-name="P3"/>
      <text:p text:style-name="P3"><text:s text:c="4"/>return currentF</text:p>
      <text:p text:style-name="P3"/>
      <text:p text:style-name="P3"/>
      <text:p text:style-name="P3">print(fibonacci(10))</text:p>
      <text:p text:style-name="P2">def getMiddle(left, right):</text:p>
      <text:p text:style-name="P3"><text:s text:c="4"/>match (left, right):</text:p>
      <text:p text:style-name="P3"><text:s text:c="8"/>case ("1", "1"):</text:p>
      <text:p text:style-name="P3"><text:s text:c="12"/>return "│"</text:p>
      <text:p text:style-name="P3"><text:s text:c="8"/>case ("1", "2"):</text:p>
      <text:p text:style-name="P3"><text:s text:c="12"/>return "├"</text:p>
      <text:p text:style-name="P3"><text:s text:c="8"/>case ("2", "1"):</text:p>
      <text:p text:style-name="P3"><text:s text:c="12"/>return "┤"</text:p>
      <text:p text:style-name="P3"><text:s text:c="8"/>case ("2", "2"):</text:p>
      <text:p text:style-name="P3"><text:s text:c="12"/>return "┼"</text:p>
      <text:p text:style-name="P3"/>
      <text:p text:style-name="P3"/>
      <text:p text:style-name="P3"># showTiling("122112") will return</text:p>
      <text:p text:style-name="P3">#</text:p>
      <text:p text:style-name="P3"># ┌─┬───┬───┬─┬─┬───┐</text:p>
      <text:p text:style-name="P3"># │ ├───┼───┤ │ ├───┤</text:p>
      <text:p text:style-name="P3"># └─┴───┴───┴─┴─┴───┘</text:p>
      <text:p text:style-name="P3"/>
      <text:p text:style-name="P3"/>
      <text:p text:style-name="P3">def showTiling(board):</text:p>
      <text:p text:style-name="P3"><text:s text:c="4"/>rows = [""] * 3</text:p>
      <text:p text:style-name="P3"/>
      <text:p text:style-name="P3"><text:s text:c="4"/>rows[0] += "┌"</text:p>
      <text:p text:style-name="P3"><text:s text:c="4"/>rows[1] += getMiddle("1", board[0])</text:p>
      <text:p text:style-name="P3"><text:s text:c="4"/>rows[2] += "└"</text:p>
      <text:p text:style-name="P3"/>
      <text:p text:style-name="P3"><text:s text:c="4"/>for index, tile in enumerate(board):</text:p>
      <text:p text:style-name="P3"><text:s text:c="8"/>if tile == "1":</text:p>
      <text:p text:style-name="P3"><text:s text:c="12"/>rows[0] += "─"</text:p>
      <text:p text:style-name="P3"><text:s text:c="12"/>rows[1] += " "</text:p>
      <text:p text:style-name="P3"><text:s text:c="12"/>rows[2] += "─"</text:p>
      <text:p text:style-name="P3"><text:s text:c="8"/>else:</text:p>
      <text:p text:style-name="P3"><text:s text:c="12"/>rows[0] += "───"</text:p>
      <text:p text:style-name="P3"><text:s text:c="12"/>rows[1] += "───"</text:p>
      <text:p text:style-name="P3"><text:s text:c="12"/>rows[2] += "───"</text:p>
      <text:p text:style-name="P3"/>
      <text:p text:style-name="P3"><text:s text:c="8"/>if index &lt; len(board) - 1:</text:p>
      <text:p text:style-name="P3"><text:s text:c="12"/>rows[0] += "┬"</text:p>
      <text:p text:style-name="P3"><text:s text:c="12"/>rows[1] += getMiddle(tile, board[index + 1])</text:p>
      <text:p text:style-name="P3"><text:s text:c="12"/>rows[2] += "┴"</text:p>
      <text:p text:style-name="P3"/>
      <text:p text:style-name="P3"><text:s text:c="4"/>rows[0] += "┐"</text:p>
      <text:p text:style-name="P3"><text:s text:c="4"/>rows[1] += getMiddle(board[-1], "1")</text:p>
      <text:p text:style-name="P3"><text:s text:c="4"/>rows[2] += "┘"</text:p>
      <text:p text:style-name="P3"/>
      <text:p text:style-name="P3"><text:s text:c="4"/>return "\n".join(rows)</text:p>
      <text:p text:style-name="P3"/>
      <text:p text:style-name="P3"/>
      <text:p text:style-name="P3"># Get the list of all possible tiling strings for a board with width n.</text:p>
      <text:p text:style-name="P3"># Tiling strings are made of up digits `1` and `2`, where `1` represents</text:p>
      <text:p text:style-name="P3"># a single vertical tile and `2` represents two horizontal tiles.</text:p>
      <text:p text:style-name="P3">#</text:p>
      <text:p text:style-name="P3"># getTilings(4) should return</text:p>
      <text:p text:style-name="P3">#</text:p>
      <text:p text:style-name="P3"># ['1111', '112', '121', '211', '22']</text:p>
      <text:p text:style-name="P3"/>
      <text:p text:style-name="P3"/>
      <text:p text:style-name="P3">def getTilings(n):</text:p>
      <text:p text:style-name="P3"><text:s text:c="4"/>if n == 0:</text:p>
      <text:p text:style-name="P3"><text:s text:c="8"/>return [""]</text:p>
      <text:p text:style-name="P3"/>
      <text:p text:style-name="P3"><text:s text:c="4"/>if n == 1:</text:p>
      <text:p text:style-name="P3"><text:s text:c="8"/>return ["1"]</text:p>
      <text:p text:style-name="P3"/>
      <text:p text:style-name="P3"><text:s text:c="4"/>tilings = []</text:p>
      <text:p text:style-name="P3"/>
      <text:p text:style-name="P3"><text:s text:c="4"/>for tiling in getTilings(n - 1):</text:p>
      <text:p text:style-name="P3"><text:s text:c="8"/>tilings.append("1" + tiling)</text:p>
      <text:p text:style-name="P3"/>
      <text:p text:style-name="P3"><text:s text:c="4"/>for tiling in getTilings(n - 2):</text:p>
      <text:p text:style-name="P3"><text:s text:c="8"/>tilings.append("2" + tiling)</text:p>
      <text:p text:style-name="P3"/>
      <text:p text:style-name="P3"><text:s text:c="4"/>return tilings</text:p>
      <text:p text:style-name="P3"/>
      <text:p text:style-name="P3"/>
      <text:p text:style-name="P3">tilings = getTilings(4)</text:p>
      <text:p text:style-name="P3">print(tilings)</text:p>
      <text:p text:style-name="P3"/>
      <text:p text:style-name="P3">for tiling in tilings:</text:p>
      <text:p text:style-name="P3"><text:s text:c="4"/>print(showTiling(tiling))</text:p>
      <text:p text:style-name="P2">def product(listA, listB):</text:p>
      <text:p text:style-name="P3"><text:s text:c="4"/># Generate the cartesian product of the values in listA and listB.</text:p>
      <text:p text:style-name="P3"><text:s text:c="4"/>#</text:p>
      <text:p text:style-name="P3"><text:s text:c="4"/># You may assume that the values in both lists are strings.</text:p>
      <text:p text:style-name="P3"><text:s text:c="4"/>#</text:p>
      <text:p text:style-name="P3"><text:s text:c="4"/># Your resulting list should contain strings containing each combination</text:p>
      <text:p text:style-name="P3"><text:s text:c="4"/># of values from listA and listB with a space character in between.</text:p>
      <text:p text:style-name="P3"/>
      <text:p text:style-name="P3"><text:s text:c="4"/>results = []</text:p>
      <text:p text:style-name="P3"/>
      <text:p text:style-name="P3"><text:s text:c="4"/>for a in listA:</text:p>
      <text:p text:style-name="P3"><text:s text:c="8"/>for b in listB:</text:p>
      <text:p text:style-name="P3"><text:s text:c="12"/>results.append(f"{a} {b}")</text:p>
      <text:p text:style-name="P3"/>
      <text:p text:style-name="P3"><text:s text:c="4"/>return results</text:p>
      <text:p text:style-name="P3"/>
      <text:p text:style-name="P3"/>
      <text:p text:style-name="P3">def product(listA, listB):</text:p>
      <text:p text:style-name="P3"><text:s text:c="4"/>return [f"{a} {b}" for a in listA for b in listB]</text:p>
      <text:p text:style-name="P3"/>
      <text:p text:style-name="P3"/>
      <text:p text:style-name="P3"># ----------------------------------------</text:p>
      <text:p text:style-name="P3"/>
      <text:p text:style-name="P3">suits = ["C", "D", "H", "S"]</text:p>
      <text:p text:style-name="P3">ranks = ["A", "2", "3", "4", "5", "6", "7", "8", "9", "10", "J", "Q", "K"]</text:p>
      <text:p text:style-name="P3"/>
      <text:p text:style-name="P3"># Generate a list of each unique playing card</text:p>
      <text:p text:style-name="P3"/>
      <text:p text:style-name="P3">deck = product(ranks, suits)</text:p>
      <text:p text:style-name="P3"/>
      <text:p text:style-name="P3">for card in deck:</text:p>
      <text:p text:style-name="P3"><text:s text:c="4"/>print(card)</text:p>
      <text:p text:style-name="P3"/>
      <text:p text:style-name="P3"># ----------------------------------------</text:p>
      <text:p text:style-name="P3"/>
      <text:p text:style-name="P3">counts = ["one", "two", "three"]</text:p>
      <text:p text:style-name="P3">shapes = ["diamond", "squiggle", "oval"]</text:p>
      <text:p text:style-name="P3">shadings = ["solid", "striped", "open"]</text:p>
      <text:p text:style-name="P3">colors = ["red", "green", "purple"]</text:p>
      <text:p text:style-name="P3"/>
      <text:p text:style-name="P3"># Use the product function to generate a list of each unique SET card</text:p>
      <text:p text:style-name="P3"/>
      <text:p text:style-name="P3">set_deck = product(product(product(counts, shapes), shadings), colors)</text:p>
      <text:p text:style-name="P3"/>
      <text:p text:style-name="P3">for card in set_deck:</text:p>
      <text:p text:style-name="P3"><text:s text:c="4"/>print(card)</text:p>
      <text:p text:style-name="P3"/>
      <text:p text:style-name="P3"># ----------------------------------------</text:p>
      <text:p text:style-name="P3"/>
      <text:p text:style-name="P3"># Implement a function that takes a list of lists, and returns the</text:p>
      <text:p text:style-name="P3"># cartesian product of all of the lists. You may assume that</text:p>
      <text:p text:style-name="P3"># `itemsList` is not empty.</text:p>
      <text:p text:style-name="P3"/>
      <text:p text:style-name="P3"/>
      <text:p text:style-name="P3">def multiProduct(itemsLists):</text:p>
      <text:p text:style-name="P3"><text:s text:c="4"/>results = itemsLists[0]</text:p>
      <text:p text:style-name="P3"/>
      <text:p text:style-name="P3"><text:s text:c="4"/>for items in itemsLists[1:]:</text:p>
      <text:p text:style-name="P3"><text:s text:c="8"/>results = product(results, items)</text:p>
      <text:p text:style-name="P3"/>
      <text:p text:style-name="P3"><text:s text:c="4"/>return results</text:p>
      <text:p text:style-name="P3"/>
      <text:p text:style-name="P3"/>
      <text:p text:style-name="P3">set_deck = multiProduct([counts, shapes, shadings, colors])</text:p>
      <text:p text:style-name="P3"/>
      <text:p text:style-name="P3">for card in set_deck:</text:p>
      <text:p text:style-name="P3"><text:s text:c="4"/>print(card)</text:p>
      <text:p text:style-name="P2"># Write a recursive function to flatten a nested list; that is, turn</text:p>
      <text:p text:style-name="P3"># a nested list of lists into a single flat list</text:p>
      <text:p text:style-name="P3">#</text:p>
      <text:p text:style-name="P3"># Hint: look into `isinstance` and `list.extend`</text:p>
      <text:p text:style-name="P3"/>
      <text:p text:style-name="P3"/>
      <text:p text:style-name="P3">def flatten(nested):</text:p>
      <text:p text:style-name="P3"><text:s text:c="4"/>if not isinstance(nested, list):</text:p>
      <text:p text:style-name="P3"><text:s text:c="8"/>return [nested]</text:p>
      <text:p text:style-name="P3"/>
      <text:p text:style-name="P3"><text:s text:c="4"/>result = []</text:p>
      <text:p text:style-name="P3"/>
      <text:p text:style-name="P3"><text:s text:c="4"/>for elem in nested:</text:p>
      <text:p text:style-name="P3"><text:s text:c="8"/>result.extend(flatten(elem))</text:p>
      <text:p text:style-name="P3"/>
      <text:p text:style-name="P3"><text:s text:c="4"/>return result</text:p>
      <text:p text:style-name="P3"/>
      <text:p text:style-name="P3"/>
      <text:p text:style-name="P3">print(flatten([1, [2, 3], [4, [5, 6]], 7])) <text:s/># Should print [1, 2, 3, 4, 5, 6, 7]</text:p>
      <text:p text:style-name="P2">def factorial(n):</text:p>
      <text:p text:style-name="P3"><text:s text:c="4"/># Calculate the factorial of `n` recursively</text:p>
      <text:p text:style-name="P3"/>
      <text:p text:style-name="P3"><text:s text:c="4"/>if n == 0:</text:p>
      <text:p text:style-name="P3"><text:s text:c="8"/>return 1</text:p>
      <text:p text:style-name="P3"/>
      <text:p text:style-name="P3"><text:s text:c="4"/>return n * factorial(n - 1)</text:p>
      <text:p text:style-name="P3"/>
      <text:p text:style-name="P3"/>
      <text:p text:style-name="P3">print(factorial(10)) <text:s/># Should print 3628800</text:p>
      <text:p text:style-name="P3"/>
      <text:p text:style-name="P3"/>
      <text:p text:style-name="P3">def fibonacci(n):</text:p>
      <text:p text:style-name="P3"><text:s text:c="4"/># Calculate the nth fibonacci number recursively</text:p>
      <text:p text:style-name="P3"/>
      <text:p text:style-name="P3"><text:s text:c="4"/>if n == 0:</text:p>
      <text:p text:style-name="P3"><text:s text:c="8"/>return 0</text:p>
      <text:p text:style-name="P3"/>
      <text:p text:style-name="P3"><text:s text:c="4"/>if n == 1:</text:p>
      <text:p text:style-name="P3"><text:s text:c="8"/>return 1</text:p>
      <text:p text:style-name="P3"/>
      <text:p text:style-name="P3"><text:s text:c="4"/>return fibonacci(n - 1) + fibonacci(n - 2)</text:p>
      <text:p text:style-name="P3"/>
      <text:p text:style-name="P3"/>
      <text:p text:style-name="P3">print(fibonacci(10)) <text:s/># Should print 55</text:p>
      <text:p text:style-name="P3"/>
      <text:p text:style-name="P3"/>
      <text:p text:style-name="P3">def power2(n):</text:p>
      <text:p text:style-name="P3"><text:s text:c="4"/># Calculate the `2 ** n` recursively, without using the</text:p>
      <text:p text:style-name="P3"><text:s text:c="4"/># built-in exponentiation functionality</text:p>
      <text:p text:style-name="P3"/>
      <text:p text:style-name="P3"><text:s text:c="4"/>if n == 0:</text:p>
      <text:p text:style-name="P3"><text:s text:c="8"/>return 1</text:p>
      <text:p text:style-name="P3"/>
      <text:p text:style-name="P3"><text:s text:c="4"/>return 2 * power2(n - 1)</text:p>
      <text:p text:style-name="P3"/>
      <text:p text:style-name="P3"/>
      <text:p text:style-name="P3">print(power2(10)) <text:s/># Should print 1024</text:p>
      <text:p text:style-name="P3"/>
      <text:p text:style-name="P3"/>
      <text:p text:style-name="P3">def total(numbers, index):</text:p>
      <text:p text:style-name="P3"><text:s text:c="4"/># Calculate the sum of the numbers in a list recursively</text:p>
      <text:p text:style-name="P3"/>
      <text:p text:style-name="P3"><text:s text:c="4"/>if index == len(numbers):</text:p>
      <text:p text:style-name="P3"><text:s text:c="8"/>return 0</text:p>
      <text:p text:style-name="P3"/>
      <text:p text:style-name="P3"><text:s text:c="4"/>return numbers[index] + total(numbers, index + 1)</text:p>
      <text:p text:style-name="P3"/>
      <text:p text:style-name="P3"/>
      <text:p text:style-name="P3">print(total([5, 6, 7, 8, 9])) <text:s/># Should print 35</text:p>
      <text:p text:style-name="P3"/>
      <text:p text:style-name="P3"/>
      <text:p text:style-name="P3">def contains(items, value, index):</text:p>
      <text:p text:style-name="P3"><text:s text:c="4"/># Check if a list of items contains a value recursively</text:p>
      <text:p text:style-name="P3"/>
      <text:p text:style-name="P3"><text:s text:c="4"/>if index == len(items):</text:p>
      <text:p text:style-name="P3"><text:s text:c="8"/>return False</text:p>
      <text:p text:style-name="P3"/>
      <text:p text:style-name="P3"><text:s text:c="4"/>if items[index] == value:</text:p>
      <text:p text:style-name="P3"><text:s text:c="8"/>return True</text:p>
      <text:p text:style-name="P3"/>
      <text:p text:style-name="P3"><text:s text:c="4"/>return contains(items, value, index + 1)</text:p>
      <text:p text:style-name="P3"/>
      <text:p text:style-name="P3"/>
      <text:p text:style-name="P3">print(contains(["a", "s", "d", "f"], "d", 0)) <text:s/># Should print True</text:p>
      <text:p text:style-name="P2">def factorial(n, result=1):</text:p>
      <text:p text:style-name="P3"><text:s text:c="4"/># Calculate the factorial of `n` using tail recursion</text:p>
      <text:p text:style-name="P3"/>
      <text:p text:style-name="P3"><text:s text:c="4"/>if n == 0:</text:p>
      <text:p text:style-name="P3"><text:s text:c="8"/>return result</text:p>
      <text:p text:style-name="P3"/>
      <text:p text:style-name="P3"><text:s text:c="4"/>return factorial(n - 1, result * n)</text:p>
      <text:p text:style-name="P3"/>
      <text:p text:style-name="P3"/>
      <text:p text:style-name="P3">print(factorial(10)) <text:s/># Should print 3628800</text:p>
      <text:p text:style-name="P3"/>
      <text:p text:style-name="P3"/>
      <text:p text:style-name="P3">def power2(n, result=1):</text:p>
      <text:p text:style-name="P3"><text:s text:c="4"/># Calculate the `2 ** n` using tail recursion</text:p>
      <text:p text:style-name="P3"/>
      <text:p text:style-name="P3"><text:s text:c="4"/>if n == 0:</text:p>
      <text:p text:style-name="P3"><text:s text:c="8"/>return 1</text:p>
      <text:p text:style-name="P3"/>
      <text:p text:style-name="P3"><text:s text:c="4"/>return power2(n - 1, result * 2)</text:p>
      <text:p text:style-name="P3"/>
      <text:p text:style-name="P3"/>
      <text:p text:style-name="P3">print(power2(10)) <text:s/># Should print 1024</text:p>
      <text:p text:style-name="P3"/>
      <text:p text:style-name="P3"/>
      <text:p text:style-name="P3">def total(numbers, index=0, result=0):</text:p>
      <text:p text:style-name="P3"><text:s text:c="4"/># Calculate the sum of the numbers in a list using tail recursion</text:p>
      <text:p text:style-name="P3"/>
      <text:p text:style-name="P3"><text:s text:c="4"/>if index == len(numbers):</text:p>
      <text:p text:style-name="P3"><text:s text:c="8"/>return result</text:p>
      <text:p text:style-name="P3"/>
      <text:p text:style-name="P3"><text:s text:c="4"/>return total(numbers, index + 1, result + numbers[index])</text:p>
      <text:p text:style-name="P3"/>
      <text:p text:style-name="P3"/>
      <text:p text:style-name="P3">print(total([5, 6, 7, 8, 9])) <text:s/># Should print 35</text:p>
      <text:p text:style-name="P3"/>
      <text:p text:style-name="P3"/>
      <text:p text:style-name="P3">def minimum(numbers, index=0, result=None):</text:p>
      <text:p text:style-name="P3"><text:s text:c="4"/># Find the minimum value in a list using tail recursion</text:p>
      <text:p text:style-name="P3"><text:s text:c="4"/># Don't use the built-in `min` or `max` functions</text:p>
      <text:p text:style-name="P3"/>
      <text:p text:style-name="P3"><text:s text:c="4"/>if index == len(numbers):</text:p>
      <text:p text:style-name="P3"><text:s text:c="8"/>return result</text:p>
      <text:p text:style-name="P3"/>
      <text:p text:style-name="P3"><text:s text:c="4"/>if result == None or numbers[index] &lt; result:</text:p>
      <text:p text:style-name="P3"><text:s text:c="8"/>result = numbers[index]</text:p>
      <text:p text:style-name="P3"/>
      <text:p text:style-name="P3"><text:s text:c="4"/>return minimum(numbers, index + 1, result)</text:p>
      <text:p text:style-name="P3"/>
      <text:p text:style-name="P3"/>
      <text:p text:style-name="P3">print(minimum([68, 10, 13, 2, 13, 10, 57, 12, 80, 82])) <text:s/># Should print 2</text:p>
      <text:p text:style-name="P2"># Implement quicksort:</text:p>
      <text:p text:style-name="P3">#</text:p>
      <text:p text:style-name="P3"># - If the list is empty, return an empty list</text:p>
      <text:p text:style-name="P3"># - Otherwise, select the first number in the list as the pivot</text:p>
      <text:p text:style-name="P3">#</text:p>
      <text:p text:style-name="P3"># - Make three new lists:</text:p>
      <text:p text:style-name="P3"># <text:s text:c="2"/>- `low`: all numbers less than the pivot</text:p>
      <text:p text:style-name="P3"># <text:s text:c="2"/>- `mid`: all numbers equal to the pivot</text:p>
      <text:p text:style-name="P3"># <text:s text:c="2"/>- `high`: all numbers greater than the pivot</text:p>
      <text:p text:style-name="P3">#</text:p>
      <text:p text:style-name="P3"># - Recursively sort the `low` and `high` lists using the same process</text:p>
      <text:p text:style-name="P3"># - Return the concatenation of `sort(low) + mid + sort(high)`, which gives the fully sorted list</text:p>
      <text:p text:style-name="P3"/>
      <text:p text:style-name="P3"/>
      <text:p text:style-name="P3">def sort(numbers):</text:p>
      <text:p text:style-name="P3"><text:s text:c="4"/>if not numbers:</text:p>
      <text:p text:style-name="P3"><text:s text:c="8"/>return []</text:p>
      <text:p text:style-name="P3"/>
      <text:p text:style-name="P3"><text:s text:c="4"/>pivot = numbers[0]</text:p>
      <text:p text:style-name="P3"/>
      <text:p text:style-name="P3"><text:s text:c="4"/>low = [n for n in numbers if n &lt; pivot]</text:p>
      <text:p text:style-name="P3"><text:s text:c="4"/>mid = [n for n in numbers if n == pivot]</text:p>
      <text:p text:style-name="P3"><text:s text:c="4"/>high = [n for n in numbers if n &gt; pivot]</text:p>
      <text:p text:style-name="P3"/>
      <text:p text:style-name="P3"><text:s text:c="4"/>return sort(low) + mid + sort(high)</text:p>
      <text:p text:style-name="P3"/>
      <text:p text:style-name="P3"/>
      <text:p text:style-name="P3">print(sort([22, 15, 39, 6, 46, 46, 0, 43, 37, 45, 23, 15, 2, 43, 12, 2]))</text:p>
      <text:p text:style-name="P2"># - Iterate as long as both `listA` and `listB` have elements:</text:p>
      <text:p text:style-name="P3">#</text:p>
      <text:p text:style-name="P3"># <text:s text:c="2"/>- Compare the first elements of each list</text:p>
      <text:p text:style-name="P3">#</text:p>
      <text:p text:style-name="P3"># <text:s text:c="2"/>- If the first element of `listA` is smaller, append it to the result</text:p>
      <text:p text:style-name="P3"># <text:s text:c="4"/>and remove it from `listA`</text:p>
      <text:p text:style-name="P3">#</text:p>
      <text:p text:style-name="P3"># <text:s text:c="2"/>- Otherwise, append the first element of `listB` to the result</text:p>
      <text:p text:style-name="P3"># <text:s text:c="4"/>and remove it from `listB`</text:p>
      <text:p text:style-name="P3">#</text:p>
      <text:p text:style-name="P3"># - Add any leftover values from `listA` and `listB` to `result`</text:p>
      <text:p text:style-name="P3">#</text:p>
      <text:p text:style-name="P3"># - Note that you can use `list.pop(0)` to get and remove the first value</text:p>
      <text:p text:style-name="P3"># <text:s text:c="2"/>from a list</text:p>
      <text:p text:style-name="P3">#</text:p>
      <text:p text:style-name="P3"># - Note that you can use `list1.extend(list2)` to add the values from one the</text:p>
      <text:p text:style-name="P3"># <text:s text:c="2"/>`list2` to the `list1`</text:p>
      <text:p text:style-name="P3"/>
      <text:p text:style-name="P3"/>
      <text:p text:style-name="P3">def merge(listA, listB):</text:p>
      <text:p text:style-name="P3"><text:s text:c="4"/>result = []</text:p>
      <text:p text:style-name="P3"/>
      <text:p text:style-name="P3"><text:s text:c="4"/>while listA and listB:</text:p>
      <text:p text:style-name="P3"><text:s text:c="8"/>if listA[0] &lt; listB[0]:</text:p>
      <text:p text:style-name="P3"><text:s text:c="12"/>result.append(listA.pop(0))</text:p>
      <text:p text:style-name="P3"><text:s text:c="8"/>else:</text:p>
      <text:p text:style-name="P3"><text:s text:c="12"/>result.append(listB.pop(0))</text:p>
      <text:p text:style-name="P3"/>
      <text:p text:style-name="P3"><text:s text:c="4"/>result.extend(listA)</text:p>
      <text:p text:style-name="P3"><text:s text:c="4"/>result.extend(listB)</text:p>
      <text:p text:style-name="P3"/>
      <text:p text:style-name="P3"><text:s text:c="4"/>return result</text:p>
      <text:p text:style-name="P3"/>
      <text:p text:style-name="P3"/>
      <text:p text:style-name="P3">print(merge([0, 6, 15, 22, 39, 43, 46, 46], [2, 2, 12, 15, 23, 37, 43, 45]))</text:p>
      <text:p text:style-name="P3"/>
      <text:p text:style-name="P3"># - If `numbers` is empty or has only a single value return `numbers`</text:p>
      <text:p text:style-name="P3">#</text:p>
      <text:p text:style-name="P3"># - Otherwise, split `numbers` in half to create two sub-lists</text:p>
      <text:p text:style-name="P3">#</text:p>
      <text:p text:style-name="P3"># - Sort each sublist and merge them together, returning the result</text:p>
      <text:p text:style-name="P3"/>
      <text:p text:style-name="P3"/>
      <text:p text:style-name="P3">def sort(numbers):</text:p>
      <text:p text:style-name="P3"><text:s text:c="4"/>if len(numbers) &lt;= 1:</text:p>
      <text:p text:style-name="P3"><text:s text:c="8"/>return numbers</text:p>
      <text:p text:style-name="P3"/>
      <text:p text:style-name="P3"><text:s text:c="4"/>half = len(numbers) // 2</text:p>
      <text:p text:style-name="P3"><text:s text:c="4"/>left = numbers[half:]</text:p>
      <text:p text:style-name="P3"><text:s text:c="4"/>right = numbers[:half]</text:p>
      <text:p text:style-name="P3"/>
      <text:p text:style-name="P3"><text:s text:c="4"/>return merge(sort(left), sort(right))</text:p>
      <text:p text:style-name="P3"/>
      <text:p text:style-name="P3"/>
      <text:p text:style-name="P3">print(sort([22, 15, 39, 6, 46, 46, 0, 43, 37, 45, 23, 15, 2, 43, 12, 2]))</text:p>
      <text:p text:style-name="P2">import os</text:p>
      <text:p text:style-name="P3">import time</text:p>
      <text:p text:style-name="P3"/>
      <text:p text:style-name="P3">maze = """</text:p>
      <text:p text:style-name="P3">█████████████████████████████████</text:p>
      <text:p text:style-name="P3">█A█ <text:s text:c="4"/>█B█ <text:s text:c="8"/>█ <text:s text:c="8"/>█ █</text:p>
      <text:p text:style-name="P3">█ █ ███ █ █ ███ █████ █ █████ █ █</text:p>
      <text:p text:style-name="P3">█ █ █ █ █ <text:s text:c="4"/>█ <text:s text:c="6"/>█ █ <text:s text:c="2"/>█ <text:s text:c="2"/>█</text:p>
      <text:p text:style-name="P3">█ █ █ █ ███████████ ███ █ █ █████</text:p>
      <text:p text:style-name="P3">█ <text:s text:c="2"/>█ █ <text:s text:c="4"/>█ <text:s text:c="4"/>█ █ █ <text:s text:c="2"/>█ <text:s text:c="4"/>█</text:p>
      <text:p text:style-name="P3">█ ███ █████ █ ███ █ █ ███████ █ █</text:p>
      <text:p text:style-name="P3">█ █ <text:s text:c="4"/>█ █ █ █ █ █ <text:s text:c="6"/>█ █ █ █</text:p>
      <text:p text:style-name="P3">█ █ ███ █ █ █ █ █ █████████ ███ █</text:p>
      <text:p text:style-name="P3">█ █ <text:s text:c="2"/>█ <text:s text:c="2"/>█ █ <text:s text:c="2"/>█ <text:s text:c="2"/>█ <text:s text:c="6"/>█ <text:s text:c="2"/>█</text:p>
      <text:p text:style-name="P3">█ ███ ███ █ ███ ███ █ ███████ █ █</text:p>
      <text:p text:style-name="P3">█ █ <text:s text:c="2"/>█ █ █ <text:s text:c="4"/>█ █ <text:s text:c="2"/>█ <text:s text:c="2"/>█ <text:s text:c="2"/>█ █</text:p>
      <text:p text:style-name="P3">█ █ ███ █ ███████ █████ █ █ ███ █</text:p>
      <text:p text:style-name="P3">█ █ <text:s text:c="2"/>█ █ <text:s text:c="6"/>█ <text:s text:c="2"/>█ <text:s text:c="2"/>█ █ █ █ █</text:p>
      <text:p text:style-name="P3">█ ███ █ ███████ █ █ █ ███ █ █ █ █</text:p>
      <text:p text:style-name="P3">█ <text:s text:c="4"/>█ <text:s text:c="10"/>█ <text:s text:c="2"/>█ <text:s text:c="4"/>█ <text:s text:c="2"/>█</text:p>
      <text:p text:style-name="P3">█████████████████████████████████</text:p>
      <text:p text:style-name="P3">"""</text:p>
      <text:p text:style-name="P3"/>
      <text:p text:style-name="P3">board = [list(row) for row in maze.strip().split("\n")]</text:p>
      <text:p text:style-name="P3"/>
      <text:p text:style-name="P3"/>
      <text:p text:style-name="P3">def update(r, c, symbol):</text:p>
      <text:p text:style-name="P3"><text:s text:c="4"/>board[r][c] = symbol</text:p>
      <text:p text:style-name="P3"><text:s text:c="4"/>os.system("clear")</text:p>
      <text:p text:style-name="P3"><text:s text:c="4"/>print("\n".join("".join(row) for row in board))</text:p>
      <text:p text:style-name="P3"><text:s text:c="4"/>time.sleep(0.05)</text:p>
      <text:p text:style-name="P3"/>
      <text:p text:style-name="P3"/>
      <text:p text:style-name="P3">def probe(r, c):</text:p>
      <text:p text:style-name="P3"><text:s text:c="4"/>cell = board[r][c]</text:p>
      <text:p text:style-name="P3"/>
      <text:p text:style-name="P3"><text:s text:c="4"/>if cell == "█" or cell == "▒":</text:p>
      <text:p text:style-name="P3"><text:s text:c="8"/>return</text:p>
      <text:p text:style-name="P3"/>
      <text:p text:style-name="P3"><text:s text:c="4"/>update(r, c, "▒")</text:p>
      <text:p text:style-name="P3"/>
      <text:p text:style-name="P3"><text:s text:c="4"/>probe(r - 1, c)</text:p>
      <text:p text:style-name="P3"><text:s text:c="4"/>probe(r + 1, c)</text:p>
      <text:p text:style-name="P3"><text:s text:c="4"/>probe(r, c - 1)</text:p>
      <text:p text:style-name="P3"><text:s text:c="4"/>probe(r, c + 1)</text:p>
      <text:p text:style-name="P3"/>
      <text:p text:style-name="P3"><text:s text:c="4"/>update(r, c, " ")</text:p>
      <text:p text:style-name="P3"/>
      <text:p text:style-name="P3"/>
      <text:p text:style-name="P3">probe(1, 1)</text:p>
      <text:p text:style-name="P2">import os</text:p>
      <text:p text:style-name="P3">import time</text:p>
      <text:p text:style-name="P3"/>
      <text:p text:style-name="P3">maze = """</text:p>
      <text:p text:style-name="P3">█████████████████████████████████</text:p>
      <text:p text:style-name="P3">█A█ <text:s text:c="4"/>█B█ <text:s text:c="8"/>█ <text:s text:c="8"/>█ █</text:p>
      <text:p text:style-name="P3">█ █ ███ █ █ ███ █████ █ █████ █ █</text:p>
      <text:p text:style-name="P3">█ █ █ █ █ <text:s text:c="4"/>█ <text:s text:c="6"/>█ █ <text:s text:c="2"/>█ <text:s text:c="2"/>█</text:p>
      <text:p text:style-name="P3">█ █ █ █ ███████████ ███ █ █ █████</text:p>
      <text:p text:style-name="P3">█ <text:s text:c="2"/>█ █ <text:s text:c="4"/>█ <text:s text:c="4"/>█ █ █ <text:s text:c="2"/>█ <text:s text:c="4"/>█</text:p>
      <text:p text:style-name="P3">█ ███ █████ █ ███ █ █ ███████ █ █</text:p>
      <text:p text:style-name="P3">█ █ <text:s text:c="4"/>█ █ █ █ █ █ <text:s text:c="6"/>█ █ █ █</text:p>
      <text:p text:style-name="P3">█ █ ███ █ █ █ █ █ █████████ ███ █</text:p>
      <text:p text:style-name="P3">█ █ <text:s text:c="2"/>█ <text:s text:c="2"/>█ █ <text:s text:c="2"/>█ <text:s text:c="2"/>█ <text:s text:c="6"/>█ <text:s text:c="2"/>█</text:p>
      <text:p text:style-name="P3">█ ███ ███ █ ███ ███ █ ███████ █ █</text:p>
      <text:p text:style-name="P3">█ █ <text:s text:c="2"/>█ █ █ <text:s text:c="4"/>█ █ <text:s text:c="2"/>█ <text:s text:c="2"/>█ <text:s text:c="2"/>█ █</text:p>
      <text:p text:style-name="P3">█ █ ███ █ ███████ █████ █ █ ███ █</text:p>
      <text:p text:style-name="P3">█ █ <text:s text:c="2"/>█ █ <text:s text:c="6"/>█ <text:s text:c="2"/>█ <text:s text:c="2"/>█ █ █ █ █</text:p>
      <text:p text:style-name="P3">█ ███ █ ███████ █ █ █ ███ █ █ █ █</text:p>
      <text:p text:style-name="P3">█ <text:s text:c="4"/>█ <text:s text:c="10"/>█ <text:s text:c="2"/>█ <text:s text:c="4"/>█ <text:s text:c="2"/>█</text:p>
      <text:p text:style-name="P3">█████████████████████████████████</text:p>
      <text:p text:style-name="P3">"""</text:p>
      <text:p text:style-name="P3"/>
      <text:p text:style-name="P3">board = [list(row) for row in maze.strip().split("\n")]</text:p>
      <text:p text:style-name="P3"/>
      <text:p text:style-name="P3"/>
      <text:p text:style-name="P3">def update(r, c, symbol):</text:p>
      <text:p text:style-name="P3"><text:s text:c="4"/>board[r][c] = symbol</text:p>
      <text:p text:style-name="P3"><text:s text:c="4"/>os.system("clear")</text:p>
      <text:p text:style-name="P3"><text:s text:c="4"/>print("\n".join("".join(row) for row in board))</text:p>
      <text:p text:style-name="P3"><text:s text:c="4"/>time.sleep(0.05)</text:p>
      <text:p text:style-name="P3"/>
      <text:p text:style-name="P3"/>
      <text:p text:style-name="P3">def search(r, c):</text:p>
      <text:p text:style-name="P3"><text:s text:c="4"/>cell = board[r][c]</text:p>
      <text:p text:style-name="P3"/>
      <text:p text:style-name="P3"><text:s text:c="4"/>if cell == "█" or cell == "▒":</text:p>
      <text:p text:style-name="P3"><text:s text:c="8"/>return False</text:p>
      <text:p text:style-name="P3"/>
      <text:p text:style-name="P3"><text:s text:c="4"/>update(r, c, "▒")</text:p>
      <text:p text:style-name="P3"/>
      <text:p text:style-name="P3"><text:s text:c="4"/>if cell == "B":</text:p>
      <text:p text:style-name="P3"><text:s text:c="8"/>return True</text:p>
      <text:p text:style-name="P3"/>
      <text:p text:style-name="P3"><text:s text:c="4"/>if search(r - 1, c) or search(r + 1, c) or search(r, c - 1) or search(r, c + 1):</text:p>
      <text:p text:style-name="P3"><text:s text:c="8"/>return True</text:p>
      <text:p text:style-name="P3"/>
      <text:p text:style-name="P3"><text:s text:c="4"/>update(r, c, " ")</text:p>
      <text:p text:style-name="P3"><text:s text:c="4"/>return False</text:p>
      <text:p text:style-name="P3"/>
      <text:p text:style-name="P3"/>
      <text:p text:style-name="P3">search(1, 1)</text:p>
      <text:p text:style-name="P2">import math</text:p>
      <text:p text:style-name="P3"/>
      <text:p text:style-name="P3"/>
      <text:p text:style-name="P3">def clamp(num, low, high):</text:p>
      <text:p text:style-name="P3"><text:s text:c="4"/>return max(low, min(high, num))</text:p>
      <text:p text:style-name="P3"/>
      <text:p text:style-name="P3"/>
      <text:p text:style-name="P3">print(clamp(-7, 0, 10))</text:p>
      <text:p text:style-name="P3">print(clamp(7, 0, 10))</text:p>
      <text:p text:style-name="P3">print(clamp(17, 0, 10))</text:p>
      <text:p text:style-name="P3"/>
      <text:p text:style-name="P3"># ---------------------------------------------------------</text:p>
      <text:p text:style-name="P3"/>
      <text:p text:style-name="P3"/>
      <text:p text:style-name="P3">def priceTag(item, price):</text:p>
      <text:p text:style-name="P3"><text:s text:c="4"/>return f"A {item} costs ${price}"</text:p>
      <text:p text:style-name="P3"/>
      <text:p text:style-name="P3"/>
      <text:p text:style-name="P3">print(priceTag("banana", 10))</text:p>
      <text:p text:style-name="P3"/>
      <text:p text:style-name="P3"># ---------------------------------------------------------</text:p>
      <text:p text:style-name="P3"/>
      <text:p text:style-name="P3"/>
      <text:p text:style-name="P3">def sign(num):</text:p>
      <text:p text:style-name="P3"><text:s text:c="4"/>if num &gt; 0:</text:p>
      <text:p text:style-name="P3"><text:s text:c="8"/>return "positive"</text:p>
      <text:p text:style-name="P3"/>
      <text:p text:style-name="P3"><text:s text:c="4"/>if num == 0:</text:p>
      <text:p text:style-name="P3"><text:s text:c="8"/>return "zero"</text:p>
      <text:p text:style-name="P3"/>
      <text:p text:style-name="P3"><text:s text:c="4"/>return "negative"</text:p>
      <text:p text:style-name="P3"/>
      <text:p text:style-name="P3"/>
      <text:p text:style-name="P3">print(sign(8))</text:p>
      <text:p text:style-name="P3">print(sign(0))</text:p>
      <text:p text:style-name="P3">print(sign(-7))</text:p>
      <text:p text:style-name="P3"/>
      <text:p text:style-name="P3"># ---------------------------------------------------------</text:p>
      <text:p text:style-name="P3"/>
      <text:p text:style-name="P3"/>
      <text:p text:style-name="P3">def isEven(num):</text:p>
      <text:p text:style-name="P3"><text:s text:c="4"/>return num % 2 == 0</text:p>
      <text:p text:style-name="P3"/>
      <text:p text:style-name="P3"/>
      <text:p text:style-name="P3">print(isEven(7))</text:p>
      <text:p text:style-name="P3">print(isEven(8))</text:p>
      <text:p text:style-name="P3"/>
      <text:p text:style-name="P3"># ---------------------------------------------------------</text:p>
      <text:p text:style-name="P3"/>
      <text:p text:style-name="P3"/>
      <text:p text:style-name="P3">def sum(numbers):</text:p>
      <text:p text:style-name="P3"><text:s text:c="4"/>total = 0</text:p>
      <text:p text:style-name="P3"/>
      <text:p text:style-name="P3"><text:s text:c="4"/>for n in numbers:</text:p>
      <text:p text:style-name="P3"><text:s text:c="8"/>total += n</text:p>
      <text:p text:style-name="P3"/>
      <text:p text:style-name="P3"><text:s text:c="4"/>return total</text:p>
      <text:p text:style-name="P3"/>
      <text:p text:style-name="P3"/>
      <text:p text:style-name="P3">print(sum([1, 2, 3, 4, 5]))</text:p>
      <text:p text:style-name="P3">print(sum([]))</text:p>
      <text:p text:style-name="P3"/>
      <text:p text:style-name="P3"># ---------------------------------------------------------</text:p>
      <text:p text:style-name="P3"/>
      <text:p text:style-name="P3">hexValues = {</text:p>
      <text:p text:style-name="P3"><text:s text:c="4"/>"0": 0,</text:p>
      <text:p text:style-name="P3"><text:s text:c="4"/>"1": 1,</text:p>
      <text:p text:style-name="P3"><text:s text:c="4"/>"2": 2,</text:p>
      <text:p text:style-name="P3"><text:s text:c="4"/>"3": 3,</text:p>
      <text:p text:style-name="P3"><text:s text:c="4"/>"4": 4,</text:p>
      <text:p text:style-name="P3"><text:s text:c="4"/>"5": 5,</text:p>
      <text:p text:style-name="P3"><text:s text:c="4"/>"6": 6,</text:p>
      <text:p text:style-name="P3"><text:s text:c="4"/>"7": 7,</text:p>
      <text:p text:style-name="P3"><text:s text:c="4"/>"8": 8,</text:p>
      <text:p text:style-name="P3"><text:s text:c="4"/>"9": 9,</text:p>
      <text:p text:style-name="P3"><text:s text:c="4"/>"a": 10,</text:p>
      <text:p text:style-name="P3"><text:s text:c="4"/>"b": 11,</text:p>
      <text:p text:style-name="P3"><text:s text:c="4"/>"c": 12,</text:p>
      <text:p text:style-name="P3"><text:s text:c="4"/>"d": 13,</text:p>
      <text:p text:style-name="P3"><text:s text:c="4"/>"e": 14,</text:p>
      <text:p text:style-name="P3"><text:s text:c="4"/>"f": 15,</text:p>
      <text:p text:style-name="P3"><text:soft-page-break/>}</text:p>
      <text:p text:style-name="P3"/>
      <text:p text:style-name="P3"/>
      <text:p text:style-name="P3">def hexToDec(hexStr):</text:p>
      <text:p text:style-name="P3"><text:s text:c="4"/>result = 0</text:p>
      <text:p text:style-name="P3"/>
      <text:p text:style-name="P3"><text:s text:c="4"/>for d in hexStr:</text:p>
      <text:p text:style-name="P3"><text:s text:c="8"/>result = result * 16 + hexValues[d]</text:p>
      <text:p text:style-name="P3"/>
      <text:p text:style-name="P3"><text:s text:c="4"/>return result</text:p>
      <text:p text:style-name="P3"/>
      <text:p text:style-name="P3"/>
      <text:p text:style-name="P3">print(hexToDec("1a"))</text:p>
      <text:p text:style-name="P3"/>
      <text:p text:style-name="P3"># ---------------------------------------------------------</text:p>
      <text:p text:style-name="P3"/>
      <text:p text:style-name="P3">rpsResults = {</text:p>
      <text:p text:style-name="P3"><text:s text:c="4"/># Pairs are in (player, ai) format</text:p>
      <text:p text:style-name="P3"><text:s text:c="4"/>("rock", "rock"): "tie",</text:p>
      <text:p text:style-name="P3"><text:s text:c="4"/>("rock", "paper"): "ai",</text:p>
      <text:p text:style-name="P3"><text:s text:c="4"/>("rock", "scissors"): "player",</text:p>
      <text:p text:style-name="P3"><text:s text:c="4"/>("paper", "rock"): "player",</text:p>
      <text:p text:style-name="P3"><text:s text:c="4"/>("paper", "paper"): "tie",</text:p>
      <text:p text:style-name="P3"><text:s text:c="4"/>("paper", "scissors"): "player",</text:p>
      <text:p text:style-name="P3"><text:s text:c="4"/>("scissors", "rock"): "ai",</text:p>
      <text:p text:style-name="P3"><text:s text:c="4"/>("scissors", "paper"): "player",</text:p>
      <text:p text:style-name="P3"><text:s text:c="4"/>("scissors", "scissors"): "tie",</text:p>
      <text:p text:style-name="P3">}</text:p>
      <text:p text:style-name="P3"/>
      <text:p text:style-name="P3"/>
      <text:p text:style-name="P3">def rpsWinner(player, ai):</text:p>
      <text:p text:style-name="P3"><text:s text:c="4"/>return rpsResults[(player, ai)]</text:p>
      <text:p text:style-name="P3"/>
      <text:p text:style-name="P3"/>
      <text:p text:style-name="P3">print(rpsWinner("rock", "paper"))</text:p>
      <text:p text:style-name="P3">print(rpsWinner("scissors", "paper"))</text:p>
      <text:p text:style-name="P3">print(rpsWinner("paper", "paper"))</text:p>
      <text:p text:style-name="P3"/>
      <text:p text:style-name="P3"># ---------------------------------------------------------</text:p>
      <text:p text:style-name="P3"/>
      <text:p text:style-name="P3"/>
      <text:p text:style-name="P3">def primeFactors(num):</text:p>
      <text:p text:style-name="P3"><text:s text:c="4"/>results = []</text:p>
      <text:p text:style-name="P3"><text:s text:c="4"/>div = 2</text:p>
      <text:p text:style-name="P3"/>
      <text:p text:style-name="P3"><text:s text:c="4"/>while div &lt; math.sqrt(num):</text:p>
      <text:p text:style-name="P3"><text:s text:c="8"/>if num % div:</text:p>
      <text:p text:style-name="P3"><text:s text:c="12"/>div += 1</text:p>
      <text:p text:style-name="P3"><text:s text:c="8"/>else:</text:p>
      <text:p text:style-name="P3"><text:s text:c="12"/>results.append(div)</text:p>
      <text:p text:style-name="P3"><text:s text:c="12"/>num //= div</text:p>
      <text:p text:style-name="P3"/>
      <text:p text:style-name="P3"><text:s text:c="4"/>results.append(num)</text:p>
      <text:p text:style-name="P3"><text:s text:c="4"/>return results</text:p>
      <text:p text:style-name="P3"/>
      <text:p text:style-name="P3"/>
      <text:p text:style-name="P3">print(primeFactors(60))</text:p>
      <text:p text:style-name="P3">print(primeFactors(100000001))</text:p>
      <text:p text:style-name="P3"/>
      <text:p text:style-name="P3"># ---------------------------------------------------------</text:p>
      <text:p text:style-name="P3"/>
      <text:p text:style-name="P3"/>
      <text:p text:style-name="P3">def countEvens(numbers):</text:p>
      <text:p text:style-name="P3"><text:s text:c="4"/>return sum(isEven(n) for n in numbers)</text:p>
      <text:p text:style-name="P3"/>
      <text:p text:style-name="P3"/>
      <text:p text:style-name="P3">print(countEvens([1, 4, 2, 7, 3, 1]))</text:p>
      <text:p text:style-name="P3"/>
      <text:p text:style-name="P3"># ---------------------------------------------------------</text:p>
      <text:p text:style-name="P3"/>
      <text:p text:style-name="P3"/>
      <text:p text:style-name="P3">def shout(words):</text:p>
      <text:p text:style-name="P3"><text:s text:c="4"/>return " ".join(word.upper() + "!" for word in words)</text:p>
      <text:p text:style-name="P3"/>
      <text:p text:style-name="P3"/>
      <text:p text:style-name="P3">print(shout(["germantown", "friends", "school"]))</text:p>
      <text:p text:style-name="P2">import os</text:p>
      <text:p text:style-name="P3">import time</text:p>
      <text:p text:style-name="P3"/>
      <text:p text:style-name="P3"/>
      <text:p text:style-name="P3">def lastDigit(n):</text:p>
      <text:p text:style-name="P3"><text:s text:c="4"/># Return the last digit of an integer `n`</text:p>
      <text:p text:style-name="P3"><text:s text:c="4"/>return n % 10</text:p>
      <text:p text:style-name="P3"/>
      <text:p text:style-name="P3"/>
      <text:p text:style-name="P3">print(lastDigit(5678) == 8)</text:p>
      <text:p text:style-name="P3"/>
      <text:p text:style-name="P3"/>
      <text:p text:style-name="P3">def isEven(n):</text:p>
      <text:p text:style-name="P3"><text:s text:c="4"/># Check whether an integer `n` is even</text:p>
      <text:p text:style-name="P3"><text:s text:c="4"/>return n % 2 == 0</text:p>
      <text:p text:style-name="P3"/>
      <text:p text:style-name="P3"/>
      <text:p text:style-name="P3">print(isEven(-4))</text:p>
      <text:p text:style-name="P3">print(not isEven(5))</text:p>
      <text:p text:style-name="P3"/>
      <text:p text:style-name="P3"/>
      <text:p text:style-name="P3">def isWhole(n):</text:p>
      <text:p text:style-name="P3"><text:s text:c="4"/># Check whether a number `n` is an integer</text:p>
      <text:p text:style-name="P3"><text:s text:c="4"/>return n % 1 == 0</text:p>
      <text:p text:style-name="P3"/>
      <text:p text:style-name="P3"/>
      <text:p text:style-name="P3">print(isWhole(2))</text:p>
      <text:p text:style-name="P3">print(not isWhole(2.5))</text:p>
      <text:p text:style-name="P3"/>
      <text:p text:style-name="P3"/>
      <text:p text:style-name="P3">def gcd(a, b):</text:p>
      <text:p text:style-name="P3"><text:s text:c="4"/># Get the greatest common divisor of two integers `a` and `b`</text:p>
      <text:p text:style-name="P3"/>
      <text:p text:style-name="P3"><text:s text:c="4"/># There are more efficient ways to do this, such as</text:p>
      <text:p text:style-name="P3"><text:s text:c="4"/># the euclidean algorithm</text:p>
      <text:p text:style-name="P3"/>
      <text:p text:style-name="P3"><text:s text:c="4"/>result = 1</text:p>
      <text:p text:style-name="P3"/>
      <text:p text:style-name="P3"><text:s text:c="4"/>for div in range(1, min(a, b)):</text:p>
      <text:p text:style-name="P3"><text:s text:c="8"/>if a % div == 0 and b % div == 0:</text:p>
      <text:p text:style-name="P3"><text:s text:c="12"/>result = div</text:p>
      <text:p text:style-name="P3"/>
      <text:p text:style-name="P3"><text:s text:c="4"/>return result</text:p>
      <text:p text:style-name="P3"/>
      <text:p text:style-name="P3"/>
      <text:p text:style-name="P3">print(gcd(12, 20) == 4)</text:p>
      <text:p text:style-name="P3"/>
      <text:p text:style-name="P3"/>
      <text:p text:style-name="P3">def calcDay(today, n):</text:p>
      <text:p text:style-name="P3"><text:s text:c="4"/># Figure out what day it will be `n` days from now</text:p>
      <text:p text:style-name="P3"><text:s text:c="4"/>#</text:p>
      <text:p text:style-name="P3"><text:s text:c="4"/># Hint: use the `.index()` method of list</text:p>
      <text:p text:style-name="P3"/>
      <text:p text:style-name="P3"><text:s text:c="4"/>days = [</text:p>
      <text:p text:style-name="P3"><text:s text:c="8"/>"monday",</text:p>
      <text:p text:style-name="P3"><text:s text:c="8"/>"tuesday",</text:p>
      <text:p text:style-name="P3"><text:s text:c="8"/>"wednesday",</text:p>
      <text:p text:style-name="P3"><text:s text:c="8"/>"thursday",</text:p>
      <text:p text:style-name="P3"><text:s text:c="8"/>"friday",</text:p>
      <text:p text:style-name="P3"><text:s text:c="8"/>"saturday",</text:p>
      <text:p text:style-name="P3"><text:s text:c="8"/>"sunday",</text:p>
      <text:p text:style-name="P3"><text:s text:c="4"/>]</text:p>
      <text:p text:style-name="P3"/>
      <text:p text:style-name="P3"><text:s text:c="4"/>index = days.index(today)</text:p>
      <text:p text:style-name="P3"><text:s text:c="4"/>return days[(index + n) % 7]</text:p>
      <text:p text:style-name="P3"/>
      <text:p text:style-name="P3"/>
      <text:p text:style-name="P3">print(calcDay("monday", 100) == "wednesday")</text:p>
      <text:p text:style-name="P3"/>
      <text:p text:style-name="P3"/>
      <text:p text:style-name="P3">def showHeight(totalInches):</text:p>
      <text:p text:style-name="P3"><text:s text:c="4"/># Display a height (given in inches) as feet and inch components</text:p>
      <text:p text:style-name="P3"/>
      <text:p text:style-name="P3"><text:s text:c="4"/>inches = totalInches % 12</text:p>
      <text:p text:style-name="P3"><text:s text:c="4"/>feet = totalInches // 12</text:p>
      <text:p text:style-name="P3"><text:s text:c="4"/>return f"{feet}'{inches:02}\""</text:p>
      <text:p text:style-name="P3"/>
      <text:p text:style-name="P3"/>
      <text:p text:style-name="P3">print(showHeight(66) == "5'06\"")</text:p>
      <text:p text:style-name="P3"/>
      <text:p text:style-name="P3"/>
      <text:p text:style-name="P3"><text:soft-page-break/>def factors(n):</text:p>
      <text:p text:style-name="P3"><text:s text:c="4"/># Get a list of the factors of an integer `n`</text:p>
      <text:p text:style-name="P3"/>
      <text:p text:style-name="P3"><text:s text:c="4"/>return [f for f in range(1, n + 1) if n % f == 0]</text:p>
      <text:p text:style-name="P3"/>
      <text:p text:style-name="P3"/>
      <text:p text:style-name="P3">print(factors(40) == [1, 2, 4, 5, 8, 10, 20, 40])</text:p>
      <text:p text:style-name="P3"/>
      <text:p text:style-name="P3"/>
      <text:p text:style-name="P3">def loading():</text:p>
      <text:p text:style-name="P3"><text:s text:c="4"/># Display an animated loading bar</text:p>
      <text:p text:style-name="P3"/>
      <text:p text:style-name="P3"><text:s text:c="4"/>for n in range(20):</text:p>
      <text:p text:style-name="P3"><text:s text:c="8"/>print("loading" + "." * (n % 5))</text:p>
      <text:p text:style-name="P3"><text:s text:c="8"/>time.sleep(0.2)</text:p>
      <text:p text:style-name="P3"/>
      <text:p text:style-name="P3"><text:s text:c="8"/># This code to clears the current line:</text:p>
      <text:p text:style-name="P3"><text:s text:c="8"/>print("\x1b[1A\x1b[2K", end="")</text:p>
      <text:p text:style-name="P3"/>
      <text:p text:style-name="P3"/>
      <text:p text:style-name="P3">loading()</text:p>
      <text:p text:style-name="P3"/>
      <text:p text:style-name="P3"/>
      <text:p text:style-name="P3">def randomNums():</text:p>
      <text:p text:style-name="P3"><text:s text:c="4"/># Generate a list of 10 paeuso-random numbers using the LCG algorithm</text:p>
      <text:p text:style-name="P3"><text:s text:c="4"/># https://en.wikipedia.org/wiki/Linear_congruential_generator</text:p>
      <text:p text:style-name="P3"/>
      <text:p text:style-name="P3"><text:s text:c="4"/>seed = 17</text:p>
      <text:p text:style-name="P3"/>
      <text:p text:style-name="P3"><text:s text:c="4"/>n = seed</text:p>
      <text:p text:style-name="P3"><text:s text:c="4"/>m = 2**32</text:p>
      <text:p text:style-name="P3"><text:s text:c="4"/>a = 1664525</text:p>
      <text:p text:style-name="P3"><text:s text:c="4"/>c = 1013904223</text:p>
      <text:p text:style-name="P3"/>
      <text:p text:style-name="P3"><text:s text:c="4"/>result = []</text:p>
      <text:p text:style-name="P3"/>
      <text:p text:style-name="P3"><text:s text:c="4"/>for _ in range(10):</text:p>
      <text:p text:style-name="P3"><text:s text:c="8"/>result.append(n / m)</text:p>
      <text:p text:style-name="P3"><text:s text:c="8"/>n = (n * a + c) % m</text:p>
      <text:p text:style-name="P3"/>
      <text:p text:style-name="P3"><text:s text:c="4"/>return result</text:p>
      <text:p text:style-name="P3"/>
      <text:p text:style-name="P3"/>
      <text:p text:style-name="P3">print(randomNums(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8:22:41.528611580</meta:creation-date>
    <dc:date>2025-12-01T13:59:51.871322726</dc:date>
    <meta:editing-duration>PT20H33M53S</meta:editing-duration>
    <meta:editing-cycles>8</meta:editing-cycles>
    <meta:generator>LibreOffice/24.8.3.2$Linux_X86_64 LibreOffice_project/480$Build-2</meta:generator>
    <meta:print-date>2025-12-01T13:21:22.426193253</meta:print-date>
    <meta:document-statistic meta:table-count="0" meta:image-count="0" meta:object-count="0" meta:page-count="16" meta:paragraph-count="514" meta:word-count="2333" meta:character-count="14984" meta:non-whitespace-character-count="11351"/>
  </office:meta>
</office:document-meta>
</file>